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5cm" draw:visible-area-height="2.279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5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Userinterface debugging</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6</text:p>
          </table:table-cell>
          <table:covered-table-cell/>
          <table:table-cell table:style-name="Table2.C1" table:number-columns-spanned="2" office:value-type="string">
            <text:p text:style-name="P14">Stundensumme: 5,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eeting with Mr. Jachs</text:h>
          </table:table-cell>
          <table:covered-table-cell/>
          <table:table-cell table:style-name="Table2.D2" office:value-type="float" office:value="1.5">
            <text:h text:style-name="P21" text:outline-level="1">1,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GUI and new Linkerscript without the Bug-Workaround</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7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Debugging GUI</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LumWeb with Compiler opt -Wall</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Debugging GUI</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Meeting with Mr. Jachs</text:h>
          </table:table-cell>
          <table:covered-table-cell/>
          <table:table-cell table:style-name="Table2.D2" office:value-type="float" office:value="3">
            <text:h text:style-name="P21" text:outline-level="1">3</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New Graphic-engine without Memory problems</text:h>
          </table:table-cell>
          <table:covered-table-cell/>
          <table:table-cell table:style-name="Table2.D2" office:value-type="float" office:value="12">
            <text:h text:style-name="P21" text:outline-level="1">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8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5cm" draw:visible-area-height="2.279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7</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7.odt</text:file-name></text:span><text:span text:style-name="MT3"><text:tab/><text:tab/></text:span><text:span text:style-name="MT3"><text:date style:data-style-name="N30" text:date-value="2010-02-20T01:04:53.99">20.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2-20T01:04:53</dc:date>
    <meta:print-date>2000-12-19T15:31:00</meta:print-date>
    <meta:editing-cycles>74</meta:editing-cycles>
    <meta:generator>OpenOffice.org/3.2$Unix OpenOffice.org_project/320m12$Build-9483</meta:generator>
    <meta:editing-duration>PT14H34M01S</meta:editing-duration>
    <meta:document-statistic meta:table-count="5" meta:image-count="0" meta:object-count="1" meta:page-count="1" meta:paragraph-count="83" meta:word-count="219" meta:character-count="1577"/>
    <meta:user-defined meta:name="Info 1"/>
    <meta:user-defined meta:name="Info 2"/>
    <meta:user-defined meta:name="Info 3"/>
    <meta:user-defined meta:name="Info 4"/>
  </office:meta>
</office:document-meta>
</file>